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c408" officeooo:paragraph-rsid="0007686f"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8c408" officeooo:paragraph-rsid="0007686f"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text-underline-style="none" fo:font-weight="normal" officeooo:rsid="0008c408" officeooo:paragraph-rsid="0007686f" style:font-size-asian="10.5pt" style:font-weight-asian="normal" style:font-size-complex="12pt" style:font-weight-complex="normal"/>
    </style:style>
    <style:style style:name="P4" style:family="paragraph" style:parent-style-name="Standard">
      <style:paragraph-properties fo:line-height="100%" fo:text-align="justify" style:justify-single-word="false"/>
      <style:text-properties officeooo:paragraph-rsid="0007fb69"/>
    </style:style>
    <style:style style:name="P5" style:family="paragraph" style:parent-style-name="Text_20_body">
      <style:text-properties officeooo:paragraph-rsid="0007fb69"/>
    </style:style>
    <style:style style:name="P6" style:family="paragraph" style:parent-style-name="Text_20_body">
      <style:text-properties style:text-underline-style="none" officeooo:paragraph-rsid="0007fb69"/>
    </style:style>
    <style:style style:name="P7" style:family="paragraph" style:parent-style-name="Text_20_body">
      <style:text-properties style:text-underline-style="none" fo:font-weight="normal" officeooo:paragraph-rsid="0007fb69"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paragraph-rsid="000830c8" style:font-weight-asian="normal" style:font-weight-complex="normal"/>
    </style:style>
    <style:style style:name="P9" style:family="paragraph" style:parent-style-name="Text_20_body">
      <style:text-properties style:text-underline-style="none" fo:font-weight="normal" officeooo:paragraph-rsid="000a40d6" style:font-weight-asian="normal" style:font-weight-complex="normal"/>
    </style:style>
    <style:style style:name="P10" style:family="paragraph" style:parent-style-name="Text_20_body">
      <style:text-properties style:text-underline-style="none" fo:font-weight="normal" officeooo:paragraph-rsid="000adabc" style:font-weight-asian="normal" style:font-weight-complex="normal"/>
    </style:style>
    <style:style style:name="P11" style:family="paragraph" style:parent-style-name="Text_20_body">
      <style:paragraph-properties fo:line-height="100%" fo:text-align="justify" style:justify-single-word="false"/>
      <style:text-properties officeooo:paragraph-rsid="0007fb69"/>
    </style:style>
    <style:style style:name="P12" style:family="paragraph" style:parent-style-name="Text_20_body">
      <style:text-properties fo:font-size="12pt" style:text-underline-style="none" fo:font-weight="normal" officeooo:paragraph-rsid="0007fb69" style:font-size-asian="12pt" style:font-weight-asian="normal" style:font-size-complex="12pt" style:font-weight-complex="normal"/>
    </style:style>
    <style:style style:name="P13" style:family="paragraph" style:parent-style-name="Text_20_body">
      <style:text-properties fo:font-size="12pt" style:text-underline-style="solid" style:text-underline-width="auto" style:text-underline-color="font-color" fo:font-weight="bold" officeooo:paragraph-rsid="0007fb69" style:font-size-asian="12pt" style:font-weight-asian="bold" style:font-size-complex="12pt" style:font-weight-complex="bold"/>
    </style:style>
    <style:style style:name="T1" style:family="text">
      <style:text-properties officeooo:rsid="0007686f"/>
    </style:style>
    <style:style style:name="T2" style:family="text">
      <style:text-properties fo:font-size="14pt" style:text-underline-style="solid" style:text-underline-width="auto" style:text-underline-color="font-color" fo:font-weight="bold" officeooo:rsid="0007686f" style:font-size-asian="14pt" style:font-weight-asian="bold" style:font-size-complex="14pt" style:font-weight-complex="bold"/>
    </style:style>
    <style:style style:name="T3" style:family="text">
      <style:text-properties fo:font-size="14pt" style:text-underline-style="none" fo:font-weight="normal" officeooo:rsid="0007686f" style:font-size-asian="14pt" style:font-weight-asian="normal" style:font-size-complex="14pt" style:font-weight-complex="normal"/>
    </style:style>
    <style:style style:name="T4" style:family="text">
      <style:text-properties style:text-underline-style="solid" style:text-underline-width="auto" style:text-underline-color="font-color" fo:font-weight="bold" officeooo:rsid="0007686f" style:font-weight-asian="bold" style:font-weight-complex="bold"/>
    </style:style>
    <style:style style:name="T5" style:family="text">
      <style:text-properties fo:color="#ff8000" loext:opacity="100%" officeooo:rsid="0007686f"/>
    </style:style>
    <style:style style:name="T6" style:family="text">
      <style:text-properties fo:color="#ff8000" loext:opacity="100%" fo:font-size="12pt" style:text-underline-style="none" fo:font-weight="normal" officeooo:rsid="000985d8" style:font-size-asian="10.5pt" style:font-weight-asian="normal" style:font-size-complex="12pt" style:font-weight-complex="normal"/>
    </style:style>
    <style:style style:name="T7" style:family="text">
      <style:text-properties fo:color="#ff8000" loext:opacity="100%" fo:font-size="12pt" style:text-underline-style="none" fo:font-weight="normal" officeooo:rsid="0007686f" style:font-size-asian="10.5pt" style:font-weight-asian="normal" style:font-size-complex="12pt" style:font-weight-complex="normal"/>
    </style:style>
    <style:style style:name="T8" style:family="text">
      <style:text-properties fo:color="#ff8000" loext:opacity="100%" fo:font-size="12pt" officeooo:rsid="000830c8" style:font-size-asian="10.5pt" style:font-size-complex="12pt"/>
    </style:style>
    <style:style style:name="T9" style:family="text">
      <style:text-properties fo:color="#ff8000" loext:opacity="100%" fo:font-size="12pt" officeooo:rsid="0009afda" style:font-size-asian="10.5pt" style:font-size-complex="12pt"/>
    </style:style>
    <style:style style:name="T10" style:family="text">
      <style:text-properties fo:color="#ff8000" loext:opacity="100%" fo:font-size="12pt" officeooo:rsid="000dc69e" style:font-size-asian="10.5pt" style:font-size-complex="12pt"/>
    </style:style>
    <style:style style:name="T11" style:family="text">
      <style:text-properties fo:color="#ff8000" loext:opacity="100%" officeooo:rsid="000b4f9b"/>
    </style:style>
    <style:style style:name="T12" style:family="text">
      <style:text-properties fo:color="#ff8000" loext:opacity="100%" officeooo:rsid="000cae78"/>
    </style:style>
    <style:style style:name="T13" style:family="text">
      <style:text-properties fo:color="#ff8000" loext:opacity="100%" officeooo:rsid="000dc69e"/>
    </style:style>
    <style:style style:name="T14" style:family="text">
      <style:text-properties fo:color="#000000" loext:opacity="100%" fo:font-size="12pt" style:text-underline-style="none" fo:font-weight="normal" officeooo:rsid="000985d8" style:font-size-asian="10.5pt" style:font-weight-asian="normal" style:font-size-complex="12pt" style:font-weight-complex="normal"/>
    </style:style>
    <style:style style:name="T15" style:family="text">
      <style:text-properties fo:color="#000000" loext:opacity="100%" fo:font-size="12pt" style:text-underline-style="none" fo:font-weight="normal" officeooo:rsid="0007fb69" style:font-size-asian="10.5pt" style:font-weight-asian="normal" style:font-size-complex="12pt" style:font-weight-complex="normal"/>
    </style:style>
    <style:style style:name="T16" style:family="text">
      <style:text-properties fo:color="#000000" loext:opacity="100%" fo:font-size="12pt" style:text-underline-style="solid" style:text-underline-width="auto" style:text-underline-color="font-color" fo:font-weight="bold" officeooo:rsid="0007fb69" style:font-size-asian="10.5pt" style:font-weight-asian="bold" style:font-size-complex="12pt" style:font-weight-complex="bold"/>
    </style:style>
    <style:style style:name="T17" style:family="text">
      <style:text-properties fo:color="#000000" loext:opacity="100%" fo:font-size="12pt" style:text-underline-style="solid" style:text-underline-width="auto" style:text-underline-color="font-color" fo:font-weight="bold" officeooo:rsid="0009afda" style:font-size-asian="10.5pt" style:font-weight-asian="bold" style:font-size-complex="12pt" style:font-weight-complex="bold"/>
    </style:style>
    <style:style style:name="T18" style:family="text">
      <style:text-properties fo:color="#000000" loext:opacity="100%" fo:font-size="12pt" style:text-underline-style="solid" style:text-underline-width="auto" style:text-underline-color="font-color" fo:font-weight="bold" officeooo:rsid="000ffb43" style:font-size-asian="10.5pt" style:font-weight-asian="bold" style:font-size-complex="12pt" style:font-weight-complex="bold"/>
    </style:style>
    <style:style style:name="T19" style:family="text">
      <style:text-properties fo:color="#000000" loext:opacity="100%" fo:font-size="12pt" style:text-underline-style="solid" style:text-underline-width="auto" style:text-underline-color="font-color" fo:font-weight="bold" officeooo:rsid="000adabc" style:font-size-asian="12pt" style:font-weight-asian="bold" style:font-size-complex="12pt" style:font-weight-complex="bold"/>
    </style:style>
    <style:style style:name="T20" style:family="text">
      <style:text-properties fo:color="#000000" loext:opacity="100%" fo:font-size="12pt" style:text-underline-style="solid" style:text-underline-width="auto" style:text-underline-color="font-color" fo:font-weight="bold" officeooo:rsid="000b4f9b" style:font-size-asian="12pt" style:font-weight-asian="bold" style:font-size-complex="12pt" style:font-weight-complex="bold"/>
    </style:style>
    <style:style style:name="T21" style:family="text">
      <style:text-properties fo:color="#000000" loext:opacity="100%" fo:font-size="12pt" fo:font-weight="bold" officeooo:rsid="0007fb69" style:font-size-asian="10.5pt" style:font-weight-asian="bold" style:font-size-complex="12pt" style:font-weight-complex="bold"/>
    </style:style>
    <style:style style:name="T22" style:family="text">
      <style:text-properties fo:color="#000000" loext:opacity="100%" fo:font-size="12pt" officeooo:rsid="0007fb69" style:font-size-asian="10.5pt" style:font-size-complex="12pt"/>
    </style:style>
    <style:style style:name="T23" style:family="text">
      <style:text-properties fo:color="#000000" loext:opacity="100%" fo:font-size="12pt" officeooo:rsid="000830c8" style:font-size-asian="10.5pt" style:font-size-complex="12pt"/>
    </style:style>
    <style:style style:name="T24" style:family="text">
      <style:text-properties fo:color="#000000" loext:opacity="100%" fo:font-size="12pt" officeooo:rsid="0009afda" style:font-size-asian="10.5pt" style:font-size-complex="12pt"/>
    </style:style>
    <style:style style:name="T25" style:family="text">
      <style:text-properties fo:color="#000000" loext:opacity="100%" fo:font-size="12pt" officeooo:rsid="000a40d6" style:font-size-asian="10.5pt" style:font-size-complex="12pt"/>
    </style:style>
    <style:style style:name="T26" style:family="text">
      <style:text-properties fo:color="#000000" loext:opacity="100%" fo:font-size="12pt" officeooo:rsid="000adabc" style:font-size-asian="10.5pt" style:font-size-complex="12pt"/>
    </style:style>
    <style:style style:name="T27" style:family="text">
      <style:text-properties fo:color="#000000" loext:opacity="100%" fo:font-size="12pt" officeooo:rsid="000b4f9b" style:font-size-asian="10.5pt" style:font-size-complex="12pt"/>
    </style:style>
    <style:style style:name="T28" style:family="text">
      <style:text-properties fo:color="#000000" loext:opacity="100%" fo:font-size="12pt" officeooo:rsid="000dc69e" style:font-size-asian="10.5pt" style:font-size-complex="12pt"/>
    </style:style>
    <style:style style:name="T29" style:family="text">
      <style:text-properties fo:color="#000000" loext:opacity="100%" fo:font-size="12pt" officeooo:rsid="000f2d87" style:font-size-asian="10.5pt" style:font-size-complex="12pt"/>
    </style:style>
    <style:style style:name="T30" style:family="text">
      <style:text-properties fo:color="#000000" loext:opacity="100%" fo:font-size="12pt" officeooo:rsid="000ffb43" style:font-size-asian="10.5pt" style:font-size-complex="12pt"/>
    </style:style>
    <style:style style:name="T31" style:family="text">
      <style:text-properties fo:color="#000000" loext:opacity="100%" fo:font-size="12pt" officeooo:rsid="0011dd44" style:font-size-asian="10.5pt" style:font-size-complex="12pt"/>
    </style:style>
    <style:style style:name="T32" style:family="text">
      <style:text-properties fo:color="#000000" loext:opacity="100%" fo:font-size="14pt" style:text-underline-style="solid" style:text-underline-width="auto" style:text-underline-color="font-color" fo:font-weight="bold" officeooo:rsid="000830c8" style:font-size-asian="14pt" style:font-weight-asian="bold" style:font-size-complex="14pt" style:font-weight-complex="bold"/>
    </style:style>
    <style:style style:name="T33" style:family="text">
      <style:text-properties fo:color="#000000" loext:opacity="100%" fo:font-size="14pt" style:text-underline-style="solid" style:text-underline-width="auto" style:text-underline-color="font-color" fo:font-weight="bold" officeooo:rsid="000b4f9b" style:font-size-asian="14pt" style:font-weight-asian="bold" style:font-size-complex="14pt" style:font-weight-complex="bold"/>
    </style:style>
    <style:style style:name="T34" style:family="text">
      <style:text-properties fo:color="#000000" loext:opacity="100%" fo:font-size="14pt" style:text-underline-style="solid" style:text-underline-width="auto" style:text-underline-color="font-color" fo:font-weight="bold" officeooo:rsid="0009afda" style:font-size-asian="12.25pt" style:font-weight-asian="bold" style:font-size-complex="14pt" style:font-weight-complex="bold"/>
    </style:style>
    <style:style style:name="T35" style:family="text">
      <style:text-properties fo:color="#000000" loext:opacity="100%" fo:font-size="14pt" officeooo:rsid="000b4f9b" style:font-size-asian="14pt" style:font-size-complex="14pt"/>
    </style:style>
    <style:style style:name="T36" style:family="text">
      <style:text-properties fo:color="#000000" loext:opacity="100%" officeooo:rsid="000b4f9b"/>
    </style:style>
    <style:style style:name="T37" style:family="text">
      <style:text-properties fo:color="#000000" loext:opacity="100%" style:text-underline-style="none" fo:font-weight="normal" officeooo:rsid="000b4f9b" style:font-weight-asian="normal" style:font-weight-complex="normal"/>
    </style:style>
    <style:style style:name="T38" style:family="text">
      <style:text-properties fo:color="#000000" loext:opacity="100%" officeooo:rsid="000cae78"/>
    </style:style>
    <style:style style:name="T39" style:family="text">
      <style:text-properties fo:color="#000000" loext:opacity="100%" officeooo:rsid="000dc69e"/>
    </style:style>
    <style:style style:name="T40" style:family="text">
      <style:text-properties officeooo:rsid="0007fb69"/>
    </style:style>
    <style:style style:name="T41" style:family="text">
      <style:text-properties fo:font-size="12pt" style:text-underline-style="none" fo:font-weight="normal" officeooo:rsid="0008c408" style:font-size-asian="10.5pt" style:font-weight-asian="normal" style:font-size-complex="12pt" style:font-weight-complex="normal"/>
    </style:style>
    <style:style style:name="T42" style:family="text">
      <style:text-properties fo:font-size="12pt" style:text-underline-style="none" fo:font-weight="normal" officeooo:rsid="0007686f" style:font-size-asian="10.5pt" style:font-weight-asian="normal" style:font-size-complex="12pt" style:font-weight-complex="normal"/>
    </style:style>
    <style:style style:name="T43" style:family="text">
      <style:text-properties fo:font-size="12pt" style:text-underline-style="none" fo:font-weight="normal" officeooo:rsid="0009afda" style:font-size-asian="10.5pt" style:font-weight-asian="normal" style:font-size-complex="12pt" style:font-weight-complex="normal"/>
    </style:style>
    <style:style style:name="T44" style:family="text">
      <style:text-properties fo:font-size="12pt" style:text-underline-style="none" fo:font-weight="normal" officeooo:rsid="000b4f9b" style:font-size-asian="10.5pt" style:font-weight-asian="normal" style:font-size-complex="12pt" style:font-weight-complex="normal"/>
    </style:style>
    <style:style style:name="T45" style:family="text">
      <style:text-properties officeooo:rsid="000b4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L POO : EQUIPE 64</text:p>
      <text:p text:style-name="P1"/>
      <text:p text:style-name="P1"/>
      <text:p text:style-name="P2"><text:tab/><text:span text:style-name="T1">Lors de ce tp nous avons eu à programmer deux types de simulations. Le premier type concerne la simulation d’objets en mouvement dans une zone prédéfinie (Balles, Boids, Prédateurs) tandis que l’autre concerne la simulation des cellules adjacentes sous la forme de matrice (Conway, Immigration, Segregation).</text:span></text:p>
      <text:p text:style-name="P2"><text:tab/><text:span text:style-name="T1">Pour chaque simulation nous avons créé au moins trois classes :une classe qui gère la partie calcule de la modélisation, une classe qui s’occupe de la partie simulation et une derniere classe de test </text:span><text:span text:style-name="T45">q</text:span><text:span text:style-name="T1">ui permet d’observer le bon fonctionnement des deux précédentes.</text:span></text:p>
      <text:p text:style-name="P2"/>
      <text:p text:style-name="P2"><text:tab/></text:p>
      <text:p text:style-name="P2"><text:tab/><text:span text:style-name="T2">Objet en mouvement dans une zone prédéfinie :</text:span></text:p>
      <text:p text:style-name="P2"><text:span text:style-name="T3"/></text:p>
      <text:p text:style-name="P3"><text:span text:style-name="T1"><text:tab/><text:tab/></text:span><text:span text:style-name="T4">Les Balls :</text:span></text:p>
      <text:p text:style-name="P3"><text:span text:style-name="T4"/></text:p>
      <text:p text:style-name="P4"><text:span text:style-name="T41"><text:tab/></text:span><text:span text:style-name="T43">N</text:span><text:span text:style-name="T42">ous avons d’abord la classe </text:span><text:span text:style-name="T7">Balls</text:span><text:span text:style-name="T42">, classe pour les calculs de la modélisation. Les balles sont assimilées à des </text:span><text:span text:style-name="T7">Points</text:span><text:span text:style-name="T42"> qui se déplaçent d</text:span><text:span text:style-name="T44">a</text:span><text:span text:style-name="T42">n</text:span><text:span text:style-name="T44">s</text:span><text:span text:style-name="T42"> une zone prédéfinie.</text:span></text:p>
      <text:p text:style-name="P4"><text:span text:style-name="T42"><text:tab/></text:span><text:span text:style-name="T1">Nous utilisons donc comme attribut de la classe : deux listes de </text:span><text:span text:style-name="T5">Points</text:span><text:span text:style-name="T1"> pour définir les coordonnées de nos balles aux étas inital et courant ; </text:span><text:span text:style-name="T40">t</text:span><text:span text:style-name="T14">rois entiers (</text:span><text:span text:style-name="T6">int</text:span><text:span text:style-name="T14">) permettant de définir le nombre de balles contenu par notre ensemble de balles, la hauteur et la largeur de la zone dans laquelle elles évoluent ; </text:span><text:span text:style-name="T15">deux </text:span><text:span text:style-name="T14">listes de </text:span><text:span text:style-name="T6">Integer</text:span><text:span text:style-name="T14">. Ces deux listes permettent de connaître le sens de translation (resp. verticale et horizontale) de chacune de nos balles (afin d’orienter le mouvement et les changements de direction lorsque le balle atteint un mur).</text:span></text:p>
      <text:p text:style-name="P11"><text:span text:style-name="T14"><text:tab/></text:span><text:span text:style-name="T15">La classe possède un constructeur qui créé les différentes listes et initialise les attributs entier par passage en argument du constructeur.</text:span></text:p>
      <text:p text:style-name="P11"><text:span text:style-name="T15"><text:tab/>Parmis les méthodes nous avons implémenté des setter et des getter necessairs, une méthode d’initialisation aléatoire des coordonnées des balles de l’ensemble, une méthode de réinitialisation des coordonnées des balles aux coordonnées initiales, une methode toString afin d’afficher les coordonnées des balles et une méthode de mouvement aui permet aux balles de translater dans la zone et de rebondir contre ses paroies.</text:span></text:p>
      <text:p text:style-name="P11"><text:span text:style-name="T15"/></text:p>
      <text:p text:style-name="P5"><text:span text:style-name="T15"><text:tab/><text:tab/></text:span><text:span text:style-name="T16">Les Boids :</text:span></text:p>
      <text:p text:style-name="P7"><text:span text:style-name="T22"><text:tab/></text:span><text:span text:style-name="T24">Les Boids possèdent les mêmes attributs que nos Balls donc la classe </text:span><text:span text:style-name="T9">Boids</text:span><text:span text:style-name="T24"> est crée par héritage de celle des </text:span><text:span text:style-name="T9">Balls</text:span><text:span text:style-name="T24">.</text:span></text:p>
      <text:p text:style-name="P9"><text:span text:style-name="T24"><text:tab/>On y ajoute en attribut : quatre </text:span><text:span text:style-name="T9">Vector</text:span><text:span text:style-name="T24"> de </text:span><text:span text:style-name="T9">Points</text:span><text:span text:style-name="T24"> qui nous permettent d’instancer la vitesse de <text:s text:c="3"/>nos boids et les règles de déplacement de ces dernier</text:span><text:span text:style-name="T25">s</text:span><text:span text:style-name="T24">, </text:span><text:span text:style-name="T25">des condition limites (variables globales) qui permettent de parametrer lesdéplacements des boids, un tableau d’entier qui nous permet de différencier les boids (lors de simulation avec différents groupes de boids ne se déplaçant pas suivant les mêmes schémas).</text:span></text:p>
      <text:p text:style-name="P10"><text:span text:style-name="T25"><text:tab/>De même on ajoute un ensemble de setter et getter. </text:span><text:span text:style-name="T26">On réécrit les fonction récupérée par héritage d’initialisation et de reinitialisation de nos boids. On créé un ensemble de méthodes définissant nos règles de déplacement que nosboids vont suivre afin de créer une méthode move permettant de créer le deplacement de chacun de nos boids entre l’instant t et t+dt</text:span></text:p>
      <text:p text:style-name="P10"><text:span text:style-name="T26"/></text:p>
      <text:p text:style-name="P10"><text:soft-page-break/><text:span text:style-name="T26"><text:tab/><text:tab/></text:span><text:span text:style-name="T19">Les Prédateurs :</text:span><text:span text:style-name="T26"><text:tab/></text:span><text:span text:style-name="T24"> </text:span></text:p>
      <text:p text:style-name="P10"><text:span text:style-name="T24"/></text:p>
      <text:p text:style-name="P10"><text:span text:style-name="T24"><text:tab/></text:span><text:span text:style-name="T26">Les prédateurs sont des boids donsc la classe Predateurs hérite de la classe Boids. Dans cette <text:s/>modélisation on créé deux types différents de boids : les proies et les prédateurs. Le but étant d’avoir dans notre simulations des mobiles cherchant a atteindre d’autres mobiles et ces derniers qui chercheraient à fuir les premiers.</text:span></text:p>
      <text:p text:style-name="P10"><text:span text:style-name="T26"><text:tab/>Pour cela on ajoute en attribut une liste d’entiers permettant de conserver la nature d’origine de chacun de nos boids créés (prédateur ou proie) </text:span><text:span text:style-name="T27">et deux Vector de Points permettant de lister lescoordonnées des prédateurs d’une part et des proies d’autre part</text:span><text:span text:style-name="T26">. On ajoute aussi un ensemble de variables globales utile au calcul.</text:span></text:p>
      <text:p text:style-name="P10"><text:span text:style-name="T26"><text:tab/>De même on redéfini nos méthode d’initialisation, de réinitialisation </text:span><text:span text:style-name="T27">et de deplacement </text:span><text:span text:style-name="T26">dont on a hérité. </text:span><text:span text:style-name="T27">Ces méthodes sont réécrites grace aux nouvelles méthode définissantles nouvelles règles de déplacement (notament les règle de comportement des proies face au prédateur et des prédateurs face aux proies). On ajoute aussi une méthode qui permet de traiter le cas ou un prédateur arrive à tuer une proie.</text:span></text:p>
      <text:p text:style-name="P5"><text:span text:style-name="T16"/></text:p>
      <text:p text:style-name="P7"><text:span text:style-name="T22"><text:tab/></text:span><text:span text:style-name="T33">Matrice de cellules adjacentes :</text:span></text:p>
      <text:p text:style-name="P7"><text:span text:style-name="T33"/></text:p>
      <text:p text:style-name="P7"><text:span text:style-name="T35"><text:tab/><text:tab/></text:span><text:span text:style-name="T20">Jeu de la vie de Conway :</text:span></text:p>
      <text:p text:style-name="P12"><text:span text:style-name="T36"><text:tab/>Pour ces simulations nous devons représenterun ensemble de cellule adjacentes. Chaque cellule passe de l’état n à n+1 entre t et t+dt en fonction de sont voidinage à l’instant t.</text:span></text:p>
      <text:p text:style-name="P12"><text:span text:style-name="T36"><text:tab/>Pour modéliser cela nous avons créé une classe </text:span><text:span text:style-name="T11">GameOfLife</text:span><text:span text:style-name="T36">. Cette classe a comme attribut </text:span><text:span text:style-name="T38">la taille de la matrice (il s’agit d’une matrice carrée) et deux matrices qui représentent respectivement la simulation aux instants n et n-1.</text:span></text:p>
      <text:p text:style-name="P12"><text:span text:style-name="T38"><text:tab/>La classe est bien sure dotée d’un constructeur qui initialise la taille passée en argument et qui créé les deux matrices.</text:span></text:p>
      <text:p text:style-name="P12"><text:span text:style-name="T38"><text:tab/>On ajoute les setter et getter habituels, une méthode d’initialisation (qui va déffinir l’ensemble de nos cellules mortes et vivantes selon des models prédéfinis dans un ensemble d’autres méthodes) et une méthode -move qui permet de passer de l’état n de notre simulation au n+1.</text:span></text:p>
      <text:p text:style-name="P12"><text:span text:style-name="T38"/></text:p>
      <text:p text:style-name="P13"><text:span text:style-name="T37"><text:tab/><text:tab/></text:span><text:span text:style-name="T36">Jeu de l’immigration :</text:span></text:p>
      <text:p text:style-name="P12"><text:span text:style-name="T36"><text:tab/></text:span><text:span text:style-name="T38">Le jeu de l’immigration repose sur le même principe que le jeu de la vie mais avec un nombre d’état plus important possible pour chacune de nos cellules. On fait donc hériter la classe </text:span><text:span text:style-name="T12">GameOfImmigration</text:span><text:span text:style-name="T38"> de la classe </text:span><text:span text:style-name="T12">GameOfLife</text:span><text:span text:style-name="T38">.</text:span></text:p>
      <text:p text:style-name="P12"><text:span text:style-name="T38"><text:tab/>On ajoute en attributs </text:span><text:span text:style-name="T39">lenombre d’état possible, une liste de </text:span><text:span text:style-name="T13">Color</text:span><text:span text:style-name="T39"> dont chaque couleur représente un état possible et une matrice permettant de conserver en mémoire les états initiaux de nos cellules.</text:span></text:p>
      <text:p text:style-name="P12"><text:soft-page-break/><text:span text:style-name="T39"><text:tab/>Le constructeur appelle le constructeur hérité, initialise les valeurs possibles des attributs et créé la matrice d’initialisation.</text:span></text:p>
      <text:p text:style-name="P12"><text:span text:style-name="T39"><text:tab/>On réécrit lesfonctions héritées -move et -init car le modèle n’est plus le même. On ajoute une méthode de réinitialisation des états des cellules, une méthode d’initialisation des couleurs de notre listre de couleurs et une méthode utile à la nouvelle méthode -move qui permet de lister les états des voisins de la cellule x.</text:span></text:p>
      <text:p text:style-name="P12"><text:span text:style-name="T39"/></text:p>
      <text:p text:style-name="P13"><text:span text:style-name="T37"><text:tab/><text:tab/></text:span><text:span text:style-name="T36">Modèle de ségrégation de schelling :</text:span></text:p>
      <text:p text:style-name="P7"><text:span text:style-name="T35"><text:tab/></text:span><text:span text:style-name="T28">De même que précédement, ce modèle présente un ensemble de caractéristiques similaires à celui du jeu de l’immigration. La classe </text:span><text:span text:style-name="T10">Segregation</text:span><text:span text:style-name="T28"> hérite donc de la classe </text:span><text:span text:style-name="T10">GameOfImmigration</text:span><text:span text:style-name="T28">.</text:span></text:p>
      <text:p text:style-name="P7"><text:span text:style-name="T28"><text:tab/>On ajoute en attribut un entier seuil, </text:span><text:span text:style-name="T29">un entier représentant le nombre de couleur (nombre d’états moins 1)</text:span><text:span text:style-name="T28"> et une liste de </text:span><text:span text:style-name="T10">Points</text:span><text:span text:style-name="T28"> qui seront utile lors de l’évolution de notre model.</text:span></text:p>
      <text:p text:style-name="P7"><text:span text:style-name="T28"><text:tab/></text:span><text:span text:style-name="T29">Le constructeur se sert du constructeur hérité, initialise le seuil, lenombre de couleur et la liste de Points (qui représentera les espaces vacants dans la simulation).</text:span></text:p>
      <text:p text:style-name="P7"><text:span text:style-name="T29"><text:tab/>On réécrit lesfonction reçues par héritage d’initialisation du tableau de couleur, d’initialisation de la matrice et de passage de l’état n à n+1 avec la nouvelle règle du modèle.</text:span></text:p>
      <text:p text:style-name="P7"><text:span text:style-name="T29"/></text:p>
      <text:p text:style-name="P6"><text:span text:style-name="T21"><text:tab/></text:span><text:span text:style-name="T32">Les classes de simulation :</text:span></text:p>
      <text:p text:style-name="P8"><text:span text:style-name="T22"><text:tab/></text:span></text:p>
      <text:p text:style-name="P8"><text:span text:style-name="T22"><text:tab/></text:span><text:span text:style-name="T23">Pour chaque classe que nous avons présenté dans les parties précédentes nous avons créé une classe </text:span><text:span text:style-name="T8">NomDeLaClasseSimulator</text:span><text:span text:style-name="T23"> qui hérite de la classe </text:span><text:span text:style-name="T8">Simulable</text:span><text:span text:style-name="T23">. Toutes ces classes sont construite suivant le même model. </text:span></text:p>
      <text:p text:style-name="P8"><text:span text:style-name="T23"><text:tab/>Elles contiennent deux attributs : le premier est un objet de la classe en question, le second est notre fenêtre de simulation (car on va simuler notre objet graphiquement dans la fenêtre, logique).</text:span></text:p>
      <text:p text:style-name="P8"><text:span text:style-name="T23"><text:tab/>On leur ajoute un constructeur qui prend en paramètre les données de la simulation (dont la fenêtre graphique GUI). On redéfini les méthodes héritées de </text:span><text:span text:style-name="T8">Simulable</text:span><text:span text:style-name="T23"> <text:s/>-next et -restart qui permettent </text:span><text:span text:style-name="T24">d’observer notre simulation à différents instants (recursivement avec -next et l’état initial avec restart)</text:span></text:p>
      <text:p text:style-name="P8"><text:span text:style-name="T24"><text:tab/>La dernière méthode que l’on ajoute est une méthode qui permet de dessiner directement dans l’interface graphique notre modélisation à l’instant t.</text:span></text:p>
      <text:p text:style-name="P8"><text:span text:style-name="T24"/></text:p>
      <text:p text:style-name="P8"><text:span text:style-name="T24"><text:tab/></text:span><text:span text:style-name="T34">Les classes de Test :</text:span></text:p>
      <text:p text:style-name="P8"><text:span text:style-name="T17"/></text:p>
      <text:p text:style-name="P8"><text:span text:style-name="T24"><text:tab/>De même que pour les simulation, toutes nos classes de test sont similaires. Elle sont nomé </text:span><text:span text:style-name="T9">TestNomDeLaClasseSimuator </text:span><text:span text:style-name="T24">et ne comportent qu’une fonction main qui initialise nos paramètres de simulation, consruit une fenêtre graphique pour la simulation et construit un objet de la classe en </text:span><text:soft-page-break/><text:span text:style-name="T24">question avec les paramètres. Enfin l’objet est rendu simulable ce qui nous permet d’observer lasimulationlors de l’éxecution de la classe.</text:span></text:p>
      <text:p text:style-name="P8"><text:span text:style-name="T24"/></text:p>
      <text:p text:style-name="P8"><text:span text:style-name="T24"><text:tab/></text:span><text:span text:style-name="T18">Resultats des Tests :</text:span></text:p>
      <text:p text:style-name="P8"><text:span text:style-name="T30"/></text:p>
      <text:p text:style-name="P8"><text:span text:style-name="T30"><text:tab/>Pour les resultats des tests sur les simulations du premier type (Balls, Boids, Prédateurs) tous semble fonctionner correctement pour les deuxpremière classes simulées. Pour la dernière classe on observe un comportement étrange : les prédateurs ont beaucoup de mal à attraper les proies même lorsque ces dernières sont très proches. Cela doit être du a la méthode de mouvement de comportement de la proie face au prédateur aui est trop efficace : la proie échape toujours au prédateur.</text:span></text:p>
      <text:p text:style-name="P8"><text:span text:style-name="T30"><text:tab/>Pour les résultats des test</text:span><text:span text:style-name="T31">s sur les simulations du second types (Conway, Immigration, Schelling) tous semble aussi bien fonctionner. Un seul fait marquant est la position des cases vacantes lors du lancement de la simulation du modèle de ségrégation. Les places vacantes forment une bande verticale dans la zone. Cela doit être dua unemauvaise initialisation de ces places vacant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9:26.693705223</meta:creation-date>
    <dc:date>2021-11-19T17:49:54.499733698</dc:date>
    <meta:editing-duration>PT10M55S</meta:editing-duration>
    <meta:editing-cycles>2</meta:editing-cycles>
    <meta:generator>LibreOffice/7.2.2.2$Linux_X86_64 LibreOffice_project/20$Build-2</meta:generator>
    <meta:document-statistic meta:table-count="0" meta:image-count="0" meta:object-count="0" meta:page-count="4" meta:paragraph-count="45" meta:word-count="1389" meta:character-count="8714" meta:non-whitespace-character-count="7309"/>
  </office:meta>
</office:document-meta>
</file>